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="" draw:marker-end="Arrow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family="Symbol" style:font-style-name="Regular" style:font-family-generic="roman" style:font-pitch="variable" style:font-charset="x-symbol" fo:font-size="9pt" style:font-family-asian="Symbol" style:font-style-name-asian="Regular" style:font-family-generic-asian="roman" style:font-pitch-asian="variable" style:font-charset-asian="x-symbol" style:font-size-asian="18pt" style:font-family-complex="Symbol" style:font-style-name-complex="Regular" style:font-family-generic-complex="roman" style:font-pitch-complex="variable" style:font-charset-complex="x-symbol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3.81cm" svg:height="1.27cm" svg:x="3.794cm" svg:y="2.905cm">
          <text:p text:style-name="P1"><text:span text:style-name="T1">START</text:span></text:p>
        </draw:ellipse>
        <draw:ellipse draw:style-name="gr1" draw:text-style-name="P2" draw:layer="layout" svg:width="3.81cm" svg:height="1.27cm" svg:x="3.794cm" svg:y="6.08cm">
          <text:p text:style-name="P1"><text:span text:style-name="T1">FIRST</text:span></text:p>
        </draw:ellipse>
        <draw:ellipse draw:style-name="gr1" draw:text-style-name="P2" draw:layer="layout" svg:width="3.81cm" svg:height="1.27cm" svg:x="3.794cm" svg:y="9.255cm">
          <text:p text:style-name="P1"><text:span text:style-name="T1">DATA</text:span></text:p>
        </draw:ellipse>
        <draw:ellipse draw:style-name="gr1" draw:text-style-name="P2" draw:layer="layout" svg:width="3.81cm" svg:height="1.27cm" svg:x="10.144cm" svg:y="9.255cm">
          <text:p text:style-name="P1"><text:span text:style-name="T1">SYNCH</text:span></text:p>
        </draw:ellipse>
        <draw:frame draw:style-name="gr2" draw:text-style-name="P4" draw:layer="layout" svg:width="8.389cm" svg:height="0.806cm" svg:x="3.88cm" svg:y="1.529cm">
          <draw:text-box>
            <text:p text:style-name="P3"><text:span text:style-name="T2">Pulse Scanner Finite State Machine</text:span></text:p>
          </draw:text-box>
        </draw:frame>
        <draw:line draw:style-name="gr3" draw:text-style-name="P5" draw:layer="layout" svg:x1="5.699cm" svg:y1="4.175cm" svg:x2="5.699cm" svg:y2="6.08cm">
          <text:p text:style-name="P3"/>
        </draw:line>
        <draw:line draw:style-name="gr3" draw:text-style-name="P5" draw:layer="layout" svg:x1="7.604cm" svg:y1="9.89cm" svg:x2="10.144cm" svg:y2="9.89cm">
          <text:p text:style-name="P3"/>
        </draw:line>
        <draw:line draw:style-name="gr3" draw:text-style-name="P5" draw:layer="layout" svg:x1="2.524cm" svg:y1="3.54cm" svg:x2="3.794cm" svg:y2="3.54cm">
          <text:p text:style-name="P3"/>
        </draw:line>
        <draw:line draw:style-name="gr3" draw:text-style-name="P5" draw:layer="layout" svg:x1="5.699cm" svg:y1="7.35cm" svg:x2="5.699cm" svg:y2="9.255cm">
          <text:p text:style-name="P3"/>
        </draw:line>
        <draw:line draw:style-name="gr3" draw:text-style-name="P5" draw:layer="layout" svg:x1="8.239cm" svg:y1="3.54cm" svg:x2="7.604cm" svg:y2="3.54cm">
          <text:p text:style-name="P3"/>
        </draw:line>
        <draw:path draw:style-name="gr4" draw:text-style-name="P5" draw:layer="layout" svg:width="3.81cm" svg:height="5.715cm" svg:x="8.239cm" svg:y="3.54cm" svg:viewBox="0 0 3811 5716" svg:d="m0 0c4445 0 3737 3816 3810 5715">
          <text:p text:style-name="P3"/>
        </draw:path>
        <draw:line draw:style-name="gr5" draw:text-style-name="P5" draw:layer="layout" svg:x1="7.604cm" svg:y1="4.175cm" svg:x2="7.24cm" svg:y2="3.89cm">
          <text:p text:style-name="P3"/>
        </draw:line>
        <draw:path draw:style-name="gr4" draw:text-style-name="P5" draw:layer="layout" svg:width="0.573cm" svg:height="2.308cm" svg:x="7.478cm" svg:y="4.175cm" svg:viewBox="0 0 574 2309" svg:d="m126 0c863 852 281 1673-126 2308">
          <text:p text:style-name="P3"/>
        </draw:path>
        <draw:line draw:style-name="gr3" draw:text-style-name="P5" draw:layer="layout" svg:x1="8.239cm" svg:y1="6.715cm" svg:x2="7.604cm" svg:y2="6.715cm">
          <text:p text:style-name="P3"/>
        </draw:line>
        <draw:path draw:style-name="gr4" draw:text-style-name="P5" draw:layer="layout" svg:width="3.175cm" svg:height="2.54cm" svg:x="8.239cm" svg:y="6.715cm" svg:viewBox="0 0 3176 2541" svg:d="m0 0c635 0 2540 0 3175 2540">
          <text:p text:style-name="P3"/>
        </draw:path>
        <draw:line draw:style-name="gr3" draw:text-style-name="P5" draw:layer="layout" svg:x1="5.699cm" svg:y1="11.16cm" svg:x2="5.699cm" svg:y2="10.525cm">
          <text:p text:style-name="P3"/>
        </draw:line>
        <draw:path draw:style-name="gr4" draw:text-style-name="P5" draw:layer="layout" svg:width="1.429cm" svg:height="5.715cm" svg:x="2.365cm" svg:y="4.175cm" svg:viewBox="0 0 1430 5716" svg:d="m1429 5715c-1905-1270-1905-4445 0-5715">
          <text:p text:style-name="P3"/>
        </draw:path>
        <draw:path draw:style-name="gr4" draw:text-style-name="P5" draw:layer="layout" svg:width="6.35cm" svg:height="2.223cm" svg:x="5.699cm" svg:y="10.525cm" svg:viewBox="0 0 6351 2224" svg:d="m0 635c0 1905 6350 2540 6350-635">
          <text:p text:style-name="P3"/>
        </draw:path>
        <draw:line draw:style-name="gr5" draw:text-style-name="P5" draw:layer="layout" svg:x1="3.794cm" svg:y1="4.175cm" svg:x2="4.117cm" svg:y2="3.89cm">
          <text:p text:style-name="P3"/>
        </draw:line>
        <draw:frame draw:style-name="gr2" draw:text-style-name="P6" draw:layer="layout" svg:width="3.873cm" svg:height="0.637cm" svg:x="10.97cm" svg:y="12.171cm">
          <draw:text-box>
            <text:p text:style-name="P3"><text:span text:style-name="T3">width = 8 </text:span><text:span text:style-name="T4">*</text:span><text:span text:style-name="T3"> tens </text:span><text:span text:style-name="T4"></text:span><text:span text:style-name="T3"> LAST</text:span></text:p>
          </draw:text-box>
        </draw:frame>
        <draw:frame draw:style-name="gr2" draw:text-style-name="P6" draw:layer="layout" svg:width="1.773cm" svg:height="0.637cm" svg:x="11.997cm" svg:y="8.282cm">
          <draw:text-box>
            <text:p text:style-name="P3"><text:span text:style-name="T3">width </text:span><text:span text:style-name="T4"></text:span><text:span text:style-name="T3"> 8</text:span></text:p>
          </draw:text-box>
        </draw:frame>
        <draw:frame draw:style-name="gr2" draw:text-style-name="P6" draw:layer="layout" svg:width="2.568cm" svg:height="0.637cm" svg:x="1.212cm" svg:y="9.553cm">
          <draw:text-box>
            <text:p text:style-name="P3"><text:span text:style-name="T3">width </text:span><text:span text:style-name="T4"></text:span><text:span text:style-name="T3"> {2,5,8}</text:span></text:p>
          </draw:text-box>
        </draw:frame>
        <draw:frame draw:style-name="gr2" draw:text-style-name="P6" draw:layer="layout" svg:width="1.773cm" svg:height="0.637cm" svg:x="3.954cm" svg:y="4.527cm">
          <draw:text-box>
            <text:p text:style-name="P3"><text:span text:style-name="T3">width </text:span><text:span text:style-name="T4">=</text:span><text:span text:style-name="T3"> 8</text:span></text:p>
          </draw:text-box>
        </draw:frame>
        <draw:frame draw:style-name="gr2" draw:text-style-name="P6" draw:layer="layout" svg:width="1.773cm" svg:height="0.637cm" svg:x="3.928cm" svg:y="7.941cm">
          <draw:text-box>
            <text:p text:style-name="P3"><text:span text:style-name="T3">width </text:span><text:span text:style-name="T4">=</text:span><text:span text:style-name="T3"> 8</text:span></text:p>
          </draw:text-box>
        </draw:frame>
        <draw:frame draw:style-name="gr2" draw:text-style-name="P6" draw:layer="layout" svg:width="3.873cm" svg:height="0.637cm" svg:x="7.415cm" svg:y="8.309cm">
          <draw:text-box>
            <text:p text:style-name="P3"><text:span text:style-name="T3">width = 8 </text:span><text:span text:style-name="T4">*</text:span><text:span text:style-name="T3"> tens </text:span><text:span text:style-name="T4">=</text:span><text:span text:style-name="T3"> LAST</text:span></text:p>
          </draw:text-box>
        </draw:frame>
        <draw:frame draw:style-name="gr2" draw:text-style-name="P6" draw:layer="layout" svg:width="1.773cm" svg:height="0.637cm" svg:x="7.921cm" svg:y="5.319cm">
          <draw:text-box>
            <text:p text:style-name="P3"><text:span text:style-name="T3">width </text:span><text:span text:style-name="T4"></text:span><text:span text:style-name="T3"> 8</text:span></text:p>
          </draw:text-box>
        </draw:frame>
        <draw:frame draw:style-name="gr2" draw:text-style-name="P6" draw:layer="layout" svg:width="3.838cm" svg:height="0.637cm" svg:x="6.573cm" svg:y="10.32cm">
          <draw:text-box>
            <text:p text:style-name="P3"><text:span text:style-name="T3">width </text:span><text:span text:style-name="T4"></text:span><text:span text:style-name="T3"> {2,5} * ones = 8</text:span></text:p>
          </draw:text-box>
        </draw:frame>
        <draw:rect draw:style-name="gr6" draw:text-style-name="P7" draw:layer="layout" svg:width="13.758cm" svg:height="12.224cm" svg:x="1.181cm" svg:y="1.191cm">
          <text:p text:style-name="P3"/>
        </draw:rect>
        <draw:path draw:style-name="gr7" draw:text-style-name="P7" draw:layer="layout" svg:width="0.494cm" svg:height="2.249cm" svg:x="3.899cm" svg:y="7.223cm" svg:viewBox="0 0 495 2250" svg:d="m441 2249c-662-1005-529-1561 53-2249">
          <text:p text:style-name="P3"/>
        </draw:path>
        <draw:line draw:style-name="gr8" draw:text-style-name="P7" draw:layer="layout" svg:x1="4.102cm" svg:y1="7.647cm" svg:x2="4.366cm" svg:y2="7.2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4.271cm" fo:margin-left="1cm" fo:margin-right="6.413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description>Copyright (c) 2007 by Hank Dolben
Licensed under the Open Software License version 3.0
http://www.opensource.org/osi3.0/licenses/osl-3.0.php
</dc:description>
    <meta:initial-creator>Hank Dolben</meta:initial-creator>
    <meta:creation-date>2007-04-14T09:07:22</meta:creation-date>
    <dc:creator>Hank Dolben</dc:creator>
    <dc:date>2007-04-29T11:38:17</dc:date>
    <dc:language>en-US</dc:language>
    <meta:editing-cycles>13</meta:editing-cycles>
    <meta:editing-duration>P1DT9H11M2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